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95ea"/>
    </style:style>
    <style:style style:name="T1" style:family="text">
      <style:text-properties style:font-name="Constantia" fo:font-size="12pt" style:font-size-asian="12pt"/>
    </style:style>
    <style:style style:name="T2" style:family="text">
      <style:text-properties style:font-name="Constantia" fo:font-size="12pt" officeooo:rsid="000895ea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BLAS: </text:span></text:p>
      <text:p text:style-name="P1"><text:span text:style-name="T1"/></text:p>
      <text:p text:style-name="P2"><text:span text:style-name="T1">Huéspedes (DNI, cuit, nombre, apellido, calle, nro, piso, dpto) <text:s/></text:span></text:p>
      <text:p text:style-name="P2"><text:span text:style-name="T1"/></text:p>
      <text:p text:style-name="P2"><text:span text:style-name="T1">Realiza (ID_REALIZA, dni, </text:span><text:span text:style-name="T2">id_estadía</text:span><text:span text:style-name="T1">, </text:span><text:span text:style-name="T2">calificación</text:span><text:span text:style-name="T1">) <text:s/></text:span></text:p>
      <text:p text:style-name="P2"><text:span text:style-name="T1"/></text:p>
      <text:p text:style-name="P2"><text:span text:style-name="T1">Estadías (ID_</text:span><text:span text:style-name="T2">ESTADÍA, fecha_de_inicio</text:span><text:span text:style-name="T1">, fecha_de_fin, observaciones)</text:span></text:p>
      <text:p text:style-name="P2"><text:span text:style-name="T1"/></text:p>
      <text:p text:style-name="P2"><text:span text:style-name="T1">Utiliza (ID_UTILIZA, </text:span><text:span text:style-name="T2">id_estadía</text:span><text:span text:style-name="T1">, código, precio_actual) <text:s/></text:span></text:p>
      <text:p text:style-name="P2"><text:span text:style-name="T1"/></text:p>
      <text:p text:style-name="P2"><text:span text:style-name="T1">Servicios (CÓDIGO, precio, descripción) <text:s text:c="2"/></text:span></text:p>
      <text:p text:style-name="P1"><text:span text:style-name="T1"><text:s/></text:span></text:p>
      <text:p text:style-name="P1"><text:span text:style-name="T1">Habitaciones (NÚMERO, capacidad, descripción, precio_actual_por_día) 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/></text:p>
      <text:p text:style-name="P2"><text:span text:style-name="T1">Empleados (DNI, legajo , nombre, apellido, calle, nro, piso, dpto) <text:s/></text:span></text:p>
      <text:p text:style-name="P2"><text:span text:style-name="T1"/></text:p>
      <text:p text:style-name="P2"><text:span text:style-name="T1">Empleados_Sectores (ID_TRABAJA_EN, dni, </text:span><text:span text:style-name="T2">id_sector</text:span><text:span text:style-name="T1">) <text:s/></text:span></text:p>
      <text:p text:style-name="P2"><text:span text:style-name="T1"/></text:p>
      <text:p text:style-name="P2"><text:span text:style-name="T1">Sectores (</text:span><text:span text:style-name="T2">ID_SECTOR, piso</text:span><text:span text:style-name="T1">, </text:span><text:span text:style-name="T2">número</text:span><text:span text:style-name="T1">, descripción)</text:span></text:p>
      <text:p text:style-name="P2"><text:span text:style-name="T1"><text:s text:c="2"/></text:span></text:p>
      <text:p text:style-name="P2"><text:span text:style-name="T1">Empleados_Profesiones (ID_TIENE, dni, profesiones) <text:s/></text:span></text:p>
      <text:p text:style-name="P2"><text:span text:style-name="T1"/></text:p>
      <text:p text:style-name="P2"><text:span text:style-name="T1">Profesiones (PROFESIONES) <text:s/></text:span></text:p>
      <text:p text:style-name="P2"><text:span text:style-name="T1"><text:s/></text:span></text:p>
      <text:p text:style-name="P2"><text:span text:style-name="T1"/></text:p>
      <text:p text:style-name="P1"><text:span text:style-name="T1"><text:s/></text:span></text:p>
      <text:p text:style-name="P2"><text:span text:style-name="T1"/></text:p>
      <text:p text:style-name="P1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23:33:45.856000000</meta:creation-date>
    <dc:date>2021-09-23T23:43:47.081000000</dc:date>
    <meta:editing-duration>PT10M1S</meta:editing-duration>
    <meta:editing-cycles>2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18" meta:word-count="59" meta:character-count="615" meta:non-whitespace-character-count="541"/>
  </office:meta>
</office:document-meta>
</file>